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e236" officeooo:paragraph-rsid="0013e236"/>
    </style:style>
    <style:style style:name="P2" style:family="paragraph" style:parent-style-name="Standard">
      <style:text-properties officeooo:rsid="0013e236" officeooo:paragraph-rsid="0013e236"/>
    </style:style>
    <style:style style:name="P3" style:family="paragraph" style:parent-style-name="Standard">
      <style:text-properties officeooo:rsid="001752b3" officeooo:paragraph-rsid="001752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sin requin :</text:p>
      <text:p text:style-name="P1"><text:a xlink:type="simple" xlink:href="https://fr.dreamstime.com/requin-pixel-art-bit-sous-l-eau-prédateur-pixelisé-image227666137" text:style-name="Internet_20_link" text:visited-style-name="Visited_20_Internet_20_Link">https://fr.dreamstime.com/requin-pixel-art-bit-sous-l-eau-prédateur-pixelisé-image227666137</text:a></text:p>
      <text:p text:style-name="P1"/>
      <text:p text:style-name="P1">pyxel edit main_jeu.pyxres</text:p>
      <text:p text:style-name="P1"/>
      <text:p text:style-name="P1"/>
      <text:p text:style-name="P1"/>
      <text:p text:style-name="P3">inkarna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0T09:04:51.203000000</meta:creation-date>
    <dc:date>2023-11-10T09:12:25.809000000</dc:date>
    <meta:editing-duration>PT5M10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4" meta:word-count="8" meta:character-count="141" meta:non-whitespace-character-count="137"/>
  </office:meta>
</office:document-meta>
</file>